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7"/>
        <table:table-column table:style-name="co3" table:number-columns-repeated="16381" table:default-cell-style-name="ce4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InformationPersonnelle avec un nom et un prénom corrects mais une adresse et un âge non valides.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2" office:value-type="string" calcext:value-type="string">
            <text:p>testConstructeurNomNull</text:p>
          </table:table-cell>
          <table:table-cell table:style-name="ce5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testConstructeurNomVide</text:p>
          </table:table-cell>
          <table:table-cell table:style-name="ce5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testConstructeurNomResponsableVide</text:p>
          </table:table-cell>
          <table:table-cell table:style-name="ce5" table:number-columns-repeated="2"/>
          <table:table-cell table:number-columns-repeated="16381"/>
        </table:table-row>
        <table:table-row table:style-name="ro1" table:number-rows-repeated="172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1" table:number-rows-repeated="129">
          <table:table-cell table:number-columns-repeated="16384"/>
        </table:table-row>
        <table:table-row table:style-name="ro2" table:number-rows-repeated="10482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0T21:43:07.624000000</dc:date>
    <meta:editing-duration>PT10M49S</meta:editing-duration>
    <meta:editing-cycles>15</meta:editing-cycles>
    <meta:generator>LibreOffice/7.6.3.2$Windows_X86_64 LibreOffice_project/29d686fea9f6705b262d369fede658f824154cc0</meta:generator>
    <meta:document-statistic meta:table-count="1" meta:cell-count="8" meta:object-count="0"/>
  </office:meta>
</office:document-meta>
</file>